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4.0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2.1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8" style:family="graphic" style:parent-style-name="standard">
      <style:graphic-properties draw:stroke="none" svg:stroke-color="#000000" draw:fill="none" draw:fill-color="#ffffff" fo:min-height="1.528cm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61cm" svg:height="2.54cm" svg:x="7.731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909cm" svg:height="2.384cm" svg:x="7.985cm" svg:y="3.032cm">
          <draw:text-box>
            <text:p text:style-name="P2"><text:span text:style-name="T1">Store Manager</text:span></text:p>
            <text:p text:style-name="P2"><text:span text:style-name="T2">-name</text:span></text:p>
            <text:p text:style-name="P2"><text:span text:style-name="T2">-tenure</text:span></text:p>
          </draw:text-box>
        </draw:frame>
        <draw:line draw:style-name="gr3" draw:text-style-name="P1" draw:layer="layout" svg:x1="10.017cm" svg:y1="5.572cm" svg:x2="5.953cm" svg:y2="9.128cm">
          <text:p/>
        </draw:line>
        <draw:frame draw:style-name="gr4" draw:layer="layout" svg:width="6.096cm" svg:height="2.384cm" svg:x="1.762cm" svg:y="5.728cm">
          <draw:text-box>
            <text:p>“Put more stuff on the shelves. I'll wait until you're done.” </text:p>
          </draw:text-box>
        </draw:frame>
        <draw:custom-shape draw:style-name="gr1" draw:text-style-name="P1" draw:layer="layout" svg:width="4.572cm" svg:height="2.667cm" svg:x="3.54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4.064cm" svg:height="2.384cm" svg:x="4.048cm" svg:y="9.382cm">
          <draw:text-box>
            <text:p><text:span text:style-name="T1">Floor Staff</text:span></text:p>
            <text:p><text:span text:style-name="T2">-shelves</text:span></text:p>
            <text:p><text:span text:style-name="T2">-employees</text:span></text:p>
          </draw:text-box>
        </draw:frame>
        <draw:line draw:style-name="gr3" draw:text-style-name="P1" draw:layer="layout" svg:x1="8.112cm" svg:y1="10.525cm" svg:x2="12.938cm" svg:y2="10.525cm">
          <text:p/>
        </draw:line>
        <draw:custom-shape draw:style-name="gr1" draw:text-style-name="P1" draw:layer="layout" svg:width="5.969cm" svg:height="2.413cm" svg:x="12.811cm" svg:y="9.25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36cm" svg:height="2.384cm" svg:x="14.023cm" svg:y="9.255cm">
          <draw:text-box>
            <text:p><text:span text:style-name="T1">Inventory</text:span></text:p>
            <text:p><text:span text:style-name="T2">-suppliers</text:span></text:p>
            <text:p><text:span text:style-name="T2">-database</text:span></text:p>
          </draw:text-box>
        </draw:frame>
        <draw:frame draw:style-name="gr4" draw:layer="layout" svg:width="6.096cm" svg:height="3.095cm" svg:x="2.651cm" svg:y="1.254cm">
          <draw:text-box>
            <text:p>“We need to sell more stuff. I'll wait until you tell me how that goes.” </text:p>
          </draw:text-box>
        </draw:frame>
        <draw:line draw:style-name="gr3" draw:text-style-name="P1" draw:layer="layout" svg:x1="10.398cm" svg:y1="1cm" svg:x2="10.398cm" svg:y2="2.778cm">
          <text:p/>
        </draw:line>
        <draw:frame draw:style-name="gr7" draw:text-style-name="P2" draw:layer="layout" svg:width="3.499cm" svg:height="0.962cm" svg:x="13.319cm" svg:y="6.588cm">
          <draw:text-box>
            <text:p text:style-name="P2"><text:span text:style-name="T1">* silence *</text:span></text:p>
          </draw:text-box>
        </draw:frame>
        <draw:frame draw:style-name="gr8" draw:layer="layout" svg:width="4.318cm" svg:height="3.806cm" svg:x="8.366cm" svg:y="6.842cm">
          <draw:text-box>
            <text:p>“Do we have stuff? I'll wait until you tell me what I can stock.”</text:p>
          </draw:text-box>
        </draw:frame>
        <draw:line draw:style-name="gr9" draw:text-style-name="P1" draw:layer="layout" svg:x1="12.176cm" svg:y1="5.699cm" svg:x2="15.351cm" svg:y2="9.1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eston Sahabu</meta:initial-creator>
    <meta:creation-date>2014-05-15T15:02:27</meta:creation-date>
    <dc:date>2014-05-15T16:50:53</dc:date>
    <dc:creator>Preston Sahabu</dc:creator>
    <meta:editing-duration>PT2M43S</meta:editing-duration>
    <meta:editing-cycles>2</meta:editing-cycles>
    <meta:generator>LibreOffice/3.6$Linux_X86_64 LibreOffice_project/360m1$Build-2</meta:generator>
    <meta:document-statistic meta:object-count="14"/>
  </office:meta>
</office:document-meta>
</file>